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ixelar </text:p>
          </table:table-cell>
          <table:table-cell office:value-type="string" calcext:value-type="string">
            <text:p>lena.1024x768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32</text:p>
          </table:table-cell>
          <table:table-cell office:value-type="string" calcext:value-type="string">
            <text:p>Unroll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teraci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iclos totales</text:p>
          </table:table-cell>
          <table:table-cell office:value-type="float" office:value="7594841768" calcext:value-type="float">
            <text:p>7594841768</text:p>
          </table:table-cell>
          <table:table-cell office:value-type="float" office:value="7499938590" calcext:value-type="float">
            <text:p>7499938590</text:p>
          </table:table-cell>
          <table:table-cell office:value-type="float" office:value="7844741125" calcext:value-type="float">
            <text:p>7844741125</text:p>
          </table:table-cell>
          <table:table-cell office:value-type="float" office:value="7761822022" calcext:value-type="float">
            <text:p>7761822022</text:p>
          </table:table-cell>
          <table:table-cell office:value-type="float" office:value="7829669358" calcext:value-type="float">
            <text:p>7829669358</text:p>
          </table:table-cell>
          <table:table-cell office:value-type="float" office:value="7859285421" calcext:value-type="float">
            <text:p>78592854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02021528" calcext:value-type="float">
            <text:p>7602021528</text:p>
          </table:table-cell>
          <table:table-cell office:value-type="float" office:value="7560266675" calcext:value-type="float">
            <text:p>7560266675</text:p>
          </table:table-cell>
          <table:table-cell office:value-type="float" office:value="7671617864" calcext:value-type="float">
            <text:p>7671617864</text:p>
          </table:table-cell>
          <table:table-cell office:value-type="float" office:value="7841698063" calcext:value-type="float">
            <text:p>7841698063</text:p>
          </table:table-cell>
          <table:table-cell office:value-type="float" office:value="7725160385" calcext:value-type="float">
            <text:p>7725160385</text:p>
          </table:table-cell>
          <table:table-cell office:value-type="float" office:value="7815704084" calcext:value-type="float">
            <text:p>7815704084</text:p>
          </table:table-cell>
          <table:table-cell table:number-columns-repeated="2"/>
          <table:table-cell office:value-type="string" calcext:value-type="string">
            <text:p>Unroll 2</text:p>
          </table:table-cell>
          <table:table-cell office:value-type="string" calcext:value-type="string">
            <text:p>Unroll 4</text:p>
          </table:table-cell>
          <table:table-cell office:value-type="string" calcext:value-type="string">
            <text:p>Unroll 8</text:p>
          </table:table-cell>
          <table:table-cell office:value-type="string" calcext:value-type="string">
            <text:p>Unroll 16</text:p>
          </table:table-cell>
          <table:table-cell office:value-type="string" calcext:value-type="string">
            <text:p>Unroll 32</text:p>
          </table:table-cell>
          <table:table-cell office:value-type="string" calcext:value-type="string">
            <text:p>Unroll 64</text:p>
          </table:table-cell>
        </table:table-row>
        <table:table-row table:style-name="ro1">
          <table:table-cell table:number-columns-repeated="2"/>
          <table:table-cell office:value-type="float" office:value="7502868552" calcext:value-type="float">
            <text:p>7502868552</text:p>
          </table:table-cell>
          <table:table-cell office:value-type="float" office:value="7465021923" calcext:value-type="float">
            <text:p>7465021923</text:p>
          </table:table-cell>
          <table:table-cell office:value-type="float" office:value="7709730426" calcext:value-type="float">
            <text:p>7709730426</text:p>
          </table:table-cell>
          <table:table-cell office:value-type="float" office:value="7755630967" calcext:value-type="float">
            <text:p>7755630967</text:p>
          </table:table-cell>
          <table:table-cell/>
          <table:table-cell office:value-type="float" office:value="7854377207" calcext:value-type="float">
            <text:p>7854377207</text:p>
          </table:table-cell>
          <table:table-cell/>
          <table:table-cell office:value-type="string" calcext:value-type="string">
            <text:p>Branches</text:p>
          </table:table-cell>
          <table:table-cell office:value-type="float" office:value="6465263" calcext:value-type="float">
            <text:p>6465263</text:p>
          </table:table-cell>
          <table:table-cell office:value-type="float" office:value="5236521" calcext:value-type="float">
            <text:p>5236521</text:p>
          </table:table-cell>
          <table:table-cell office:value-type="float" office:value="5236516" calcext:value-type="float">
            <text:p>5236516</text:p>
          </table:table-cell>
          <table:table-cell office:value-type="float" office:value="5236520" calcext:value-type="float">
            <text:p>5236520</text:p>
          </table:table-cell>
          <table:table-cell table:number-columns-repeated="2" office:value-type="float" office:value="5236516" calcext:value-type="float">
            <text:p>5236516</text:p>
          </table:table-cell>
        </table:table-row>
        <table:table-row table:style-name="ro1">
          <table:table-cell table:number-columns-repeated="2"/>
          <table:table-cell office:value-type="float" office:value="7413432458" calcext:value-type="float">
            <text:p>7413432458</text:p>
          </table:table-cell>
          <table:table-cell office:value-type="float" office:value="7564748183" calcext:value-type="float">
            <text:p>7564748183</text:p>
          </table:table-cell>
          <table:table-cell office:value-type="float" office:value="7727941338" calcext:value-type="float">
            <text:p>7727941338</text:p>
          </table:table-cell>
          <table:table-cell office:value-type="float" office:value="7685280996" calcext:value-type="float">
            <text:p>7685280996</text:p>
          </table:table-cell>
          <table:table-cell office:value-type="float" office:value="7889859497" calcext:value-type="float">
            <text:p>7889859497</text:p>
          </table:table-cell>
          <table:table-cell office:value-type="float" office:value="7742275800" calcext:value-type="float">
            <text:p>7742275800</text:p>
          </table:table-cell>
          <table:table-cell/>
          <table:table-cell office:value-type="string" calcext:value-type="string">
            <text:p>Mispred rate</text:p>
          </table:table-cell>
          <table:table-cell table:style-name="ce1" office:value-type="percentage" office:value="0.007" calcext:value-type="percentage">
            <text:p>0.70%</text:p>
          </table:table-cell>
          <table:table-cell table:number-columns-repeated="5" table:style-name="ce1" office:value-type="percentage" office:value="0.008" calcext:value-type="percentage">
            <text:p>0.80%</text:p>
          </table:table-cell>
        </table:table-row>
        <table:table-row table:style-name="ro1">
          <table:table-cell table:number-columns-repeated="2"/>
          <table:table-cell office:value-type="float" office:value="7501560489" calcext:value-type="float">
            <text:p>7501560489</text:p>
          </table:table-cell>
          <table:table-cell office:value-type="float" office:value="7489024446" calcext:value-type="float">
            <text:p>7489024446</text:p>
          </table:table-cell>
          <table:table-cell office:value-type="float" office:value="7749491631" calcext:value-type="float">
            <text:p>7749491631</text:p>
          </table:table-cell>
          <table:table-cell office:value-type="float" office:value="7794505053" calcext:value-type="float">
            <text:p>7794505053</text:p>
          </table:table-cell>
          <table:table-cell office:value-type="float" office:value="7774991709" calcext:value-type="float">
            <text:p>7774991709</text:p>
          </table:table-cell>
          <table:table-cell office:value-type="float" office:value="7848244442" calcext:value-type="float">
            <text:p>7848244442</text:p>
          </table:table-cell>
          <table:table-cell/>
          <table:table-cell office:value-type="string" calcext:value-type="string">
            <text:p>Cache miss</text:p>
          </table:table-cell>
          <table:table-cell table:number-columns-repeated="6" table:style-name="ce1" office:value-type="percentage" office:value="0.089" calcext:value-type="percentage">
            <text:p>8.90%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AVERAGE([.C10:.C14])" office:value-type="float" office:value="7522944959" calcext:value-type="float">
            <text:p>7522944959</text:p>
          </table:table-cell>
          <table:table-cell table:formula="of:=AVERAGE([.D10:.D14])" office:value-type="float" office:value="7515799963.4" calcext:value-type="float">
            <text:p>7515799963.4</text:p>
          </table:table-cell>
          <table:table-cell table:formula="of:=AVERAGE([.E10:.E14])" office:value-type="float" office:value="7740704476.8" calcext:value-type="float">
            <text:p>7740704476.8</text:p>
          </table:table-cell>
          <table:table-cell table:formula="of:=AVERAGE([.F10:.F14])" office:value-type="float" office:value="7767787420.2" calcext:value-type="float">
            <text:p>7767787420.2</text:p>
          </table:table-cell>
          <table:table-cell table:formula="of:=AVERAGE([.G10:.G14])" office:value-type="float" office:value="7804920237.25" calcext:value-type="float">
            <text:p>7804920237.25</text:p>
          </table:table-cell>
          <table:table-cell table:formula="of:=AVERAGE([.H10:.H14])" office:value-type="float" office:value="7823977390.8" calcext:value-type="float">
            <text:p>7823977390.8</text:p>
          </table:table-cell>
          <table:table-cell table:number-columns-repeated="2"/>
          <table:table-cell table:number-columns-repeated="6" table:style-name="ce1" office:value-type="percentage" office:value="0.018" calcext:value-type="percentage">
            <text:p>1.80%</text:p>
          </table:table-cell>
        </table:table-row>
        <table:table-row table:style-name="ro1">
          <table:table-cell/>
          <table:table-cell office:value-type="string" calcext:value-type="string">
            <text:p>Minimo</text:p>
          </table:table-cell>
          <table:table-cell table:formula="of:=MIN([.C10:.C14])" office:value-type="float" office:value="7413432458" calcext:value-type="float">
            <text:p>7413432458</text:p>
          </table:table-cell>
          <table:table-cell table:formula="of:=MIN([.D10:.D14])" office:value-type="float" office:value="7465021923" calcext:value-type="float">
            <text:p>7465021923</text:p>
          </table:table-cell>
          <table:table-cell table:formula="of:=MIN([.E10:.E14])" office:value-type="float" office:value="7671617864" calcext:value-type="float">
            <text:p>7671617864</text:p>
          </table:table-cell>
          <table:table-cell table:formula="of:=MIN([.F10:.F14])" office:value-type="float" office:value="7685280996" calcext:value-type="float">
            <text:p>7685280996</text:p>
          </table:table-cell>
          <table:table-cell table:formula="of:=MIN([.G10:.G14])" office:value-type="float" office:value="7725160385" calcext:value-type="float">
            <text:p>7725160385</text:p>
          </table:table-cell>
          <table:table-cell table:formula="of:=MIN([.H10:.H14])" office:value-type="float" office:value="7742275800" calcext:value-type="float">
            <text:p>7742275800</text:p>
          </table:table-cell>
          <table:table-cell/>
          <table:table-cell office:value-type="string" calcext:value-type="string">
            <text:p>D refs</text:p>
          </table:table-cell>
          <table:table-cell office:value-type="float" office:value="112138589" calcext:value-type="float">
            <text:p>112138589</text:p>
          </table:table-cell>
          <table:table-cell office:value-type="float" office:value="112138637" calcext:value-type="float">
            <text:p>112138637</text:p>
          </table:table-cell>
          <table:table-cell office:value-type="float" office:value="112138589" calcext:value-type="float">
            <text:p>112138589</text:p>
          </table:table-cell>
          <table:table-cell office:value-type="float" office:value="112138633" calcext:value-type="float">
            <text:p>112138633</text:p>
          </table:table-cell>
          <table:table-cell table:number-columns-repeated="2" office:value-type="float" office:value="112138623" calcext:value-type="float">
            <text:p>112138623</text:p>
          </table:table-cell>
        </table:table-row>
        <table:table-row table:style-name="ro1">
          <table:table-cell/>
          <table:table-cell office:value-type="string" calcext:value-type="string">
            <text:p>Minimo 1 corrida</text:p>
          </table:table-cell>
          <table:table-cell office:value-type="float" office:value="70883668" calcext:value-type="float">
            <text:p>70883668</text:p>
          </table:table-cell>
          <table:table-cell office:value-type="float" office:value="71002601" calcext:value-type="float">
            <text:p>71002601</text:p>
          </table:table-cell>
          <table:table-cell office:value-type="float" office:value="72705341" calcext:value-type="float">
            <text:p>72705341</text:p>
          </table:table-cell>
          <table:table-cell office:value-type="float" office:value="72845746" calcext:value-type="float">
            <text:p>72845746</text:p>
          </table:table-cell>
          <table:table-cell office:value-type="float" office:value="72937852" calcext:value-type="float">
            <text:p>72937852</text:p>
          </table:table-cell>
          <table:table-cell office:value-type="float" office:value="73137863" calcext:value-type="float">
            <text:p>73137863</text:p>
          </table:table-cell>
          <table:table-cell/>
          <table:table-cell office:value-type="string" calcext:value-type="string">
            <text:p>LL refs</text:p>
          </table:table-cell>
          <table:table-cell office:value-type="float" office:value="10020862" calcext:value-type="float">
            <text:p>10020862</text:p>
          </table:table-cell>
          <table:table-cell office:value-type="float" office:value="10020874" calcext:value-type="float">
            <text:p>10020874</text:p>
          </table:table-cell>
          <table:table-cell office:value-type="float" office:value="10020862" calcext:value-type="float">
            <text:p>10020862</text:p>
          </table:table-cell>
          <table:table-cell table:number-columns-repeated="3" office:value-type="float" office:value="10020874" calcext:value-type="float">
            <text:p>100208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utlier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942922021" calcext:value-type="float">
            <text:p>794292202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1:29:38.404737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34:41.758770534</meta:creation-date>
    <dc:date>2016-10-27T11:33:00.350490840</dc:date>
    <meta:editing-duration>PT39M57S</meta:editing-duration>
    <meta:editing-cycles>10</meta:editing-cycles>
    <meta:generator>LibreOffice/5.1.4.2$Linux_X86_64 LibreOffice_project/10m0$Build-2</meta:generator>
    <meta:document-statistic meta:table-count="1" meta:cell-count="112" meta:object-count="0"/>
  </office:meta>
</office:document-meta>
</file>